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he history of mail servers is a shared history with that of the Internet itself. It started in 1950 when the United States Department of Defense raised concern over the ability to survive a nuclear first strike. A study conducted by the RAND Corporation determined that the best option would be a computer network capable of breaking messages apart into several components and sending those components along to the appropriate receiver. Once all of the message units arrived they could be reassembled to form a copy of the entire original message. Out of this the Advanced Research Projects Agency Network (ARPANET) was born.</text:p>
      <text:p text:style-name="P1"><text:tab/>Early in the development of ARPANET, it was realized that the current method of computer communication was inefficient. If you wanted to talk to someone at MIT, you needed to log on to the terminal connected to another terminal at MIT. Similarly, if you wanted to talk to someone at the University of California, Berkeley, you needed to get up and log on to another terminal. The theory was that there should be one terminal that you could take with you anywhere in order to communicate with any other terminal. This was the theory that drove the development of “packet switching”. With packet switching, one computer could communicate with several other computers on the same network by collecting packets into a datagram. These packets would then be transmitted over the attached network whenever the network was not in use. With this system the network is not only shared, but there need only be once machine to gather and route all the communications.</text:p>
      <text:p text:style-name="P1"><text:tab/>After ARPANET came the advent of timesharing computers in the 1960s. With timesharing computing, users could run more than one program at a time. Taking advantage of this technology several research groups wrote software to exchange text messages or even chat in real time. The limit of this technology was that only one group of users at a time could send or receive messages. Even with this limitation it was quickly realized that real time chat and the <text:soft-page-break/>ability to exchange messages was a natural progression of computer technology.</text:p>
      <text:p text:style-name="P1"><text:tab/>The next advancement came in the 1970's in the form of the TENEX operating system which had a local email system. There were two programs – SNDMSG and READMAIL – that made up the email protocol. In 1971, SNDMSG was updated with the CPYNET program which allowed for the copying of files over the network. From the development came the addressing system that we use for email today: <text:a xlink:type="simple" xlink:href="mailto:user@host">user@host</text:a>. This early program was quite simple and could only be used from the command line, but it established the basic model that is still in use for all emails sent and received across the globe.</text:p>
      <text:p text:style-name="P1"><text:tab/>There were several more minor improvements over the next two decades but the real advancement came with the development of sendmail in the early 1980s. This program was included with BSD Unix and essentially created the first ever mail server. This was, and is still, the most commonly used Simple Mail Transfer Protocol (SMTP) server on the Intern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hew Morrissey</meta:initial-creator>
    <meta:creation-date>2011-11-05T05:51:41</meta:creation-date>
    <dc:date>2011-11-06T18:32:32</dc:date>
    <dc:creator>Matthew Morrissey</dc:creator>
    <meta:editing-duration>PT3H53M43S</meta:editing-duration>
    <meta:editing-cycles>4</meta:editing-cycles>
    <meta:generator>LibreOffice/3.4$Unix LibreOffice_project/340m1$Build-302</meta:generator>
    <meta:document-statistic meta:table-count="0" meta:image-count="0" meta:object-count="0" meta:page-count="2" meta:paragraph-count="5" meta:word-count="516" meta:character-count="3051" meta:non-whitespace-character-count="2535"/>
  </office:meta>
</office:document-meta>
</file>